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601cm" style:use-optimal-column-width="false"/>
    </style:style>
    <style:style style:name="co2" style:family="table-column">
      <style:table-column-properties style:column-width="11.839cm" style:use-optimal-column-width="false"/>
    </style:style>
    <style:style style:name="co3" style:family="table-column">
      <style:table-column-properties style:column-width="8.721cm" style:use-optimal-column-width="false"/>
    </style:style>
    <style:style style:name="ro1" style:family="table-row">
      <style:table-row-properties style:row-height="0.983cm" style:use-optimal-row-height="false"/>
    </style:style>
    <style:style style:name="ro2" style:family="table-row">
      <style:table-row-properties style:row-height="1.701cm" style:use-optimal-row-height="false"/>
    </style:style>
    <style:style style:name="ro3" style:family="table-row">
      <style:table-row-properties style:row-height="2.4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ans1" style:font-size-complex="18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ans1" style:font-size-complex="18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iberation Sans1" style:font-size-complex="18pt" style:language-complex="he" style:country-complex="IL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voy and External Servic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list text:style-name="L2">
              <text:list-item>
                <text:p text:style-name="P3">Why do we need external services?</text:p>
              </text:list-item>
            </text:list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Global State</text:p>
                <text:list>
                  <text:list-item>
                    <text:p>Rate limiting</text:p>
                  </text:list-item>
                </text:list>
              </text:list-item>
              <text:list-item>
                <text:p>Time / Memory trade off</text:p>
                <text:list>
                  <text:list-item>
                    <text:p>Users database with large memory footprint</text:p>
                  </text:list-item>
                </text:list>
              </text:list-item>
              <text:list-item>
                <text:p>Operations: Telemetry / Observability / Control</text:p>
                <text:list>
                  <text:list-item>
                    <text:p>Logs, metrics, traces, xDS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ade-off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creased latency - If the external service is in the request path.</text:p>
              </text:list-item>
              <text:list-item>
                <text:p>Network calls = point of failure</text:p>
                <text:list>
                  <text:list-item>
                    <text:p>What’s the behavior on failure?</text:p>
                  </text:list-item>
                  <text:list-item>
                    <text:p>Can the failure be observ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isting Services</text:p>
          </draw:text-box>
        </draw:frame>
        <draw:frame draw:style-name="standard" draw:layer="layout" svg:width="26.16cm" svg:height="11.907cm" svg:x="0.762cm" svg:y="3.55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Name</text:p>
              </table:table-cell>
              <table:table-cell>
                <text:p text:style-name="P4">What it does</text:p>
              </table:table-cell>
              <table:table-cell>
                <text:p text:style-name="P4">How it fails</text:p>
              </table:table-cell>
            </table:table-row>
            <table:table-row table:style-name="ro2" table:default-cell-style-name="gray2">
              <table:table-cell>
                <text:p>Ext Authz</text:p>
              </table:table-cell>
              <table:table-cell>
                <text:p>Checks a request is authorized. You can use this to <text:a xlink:href="https://github.com/open-policy-agent/opa-envoy-plugin" xlink:type="simple">integrate OPA and Envoy</text:a>.</text:p>
              </table:table-cell>
              <table:table-cell>
                <text:p>By default – request is rejected</text:p>
              </table:table-cell>
            </table:table-row>
            <table:table-row table:style-name="ro2" table:default-cell-style-name="gray1">
              <table:table-cell>
                <text:p>Rate Limit</text:p>
              </table:table-cell>
              <table:table-cell>
                <text:p>Checks that request rate does not exceed a rate limit</text:p>
              </table:table-cell>
              <table:table-cell>
                <text:p>By default – request is allowed</text:p>
              </table:table-cell>
            </table:table-row>
            <table:table-row table:style-name="ro2" table:default-cell-style-name="gray2">
              <table:table-cell>
                <text:p>Access Log</text:p>
              </table:table-cell>
              <table:table-cell>
                <text:p>Streams access log to a gRPC service</text:p>
              </table:table-cell>
              <table:table-cell>
                <text:p>Access log data is lost</text:p>
              </table:table-cell>
            </table:table-row>
            <table:table-row table:style-name="ro2" table:default-cell-style-name="gray1">
              <table:table-cell>
                <text:p>Metrics Service</text:p>
              </table:table-cell>
              <table:table-cell>
                <text:p>Streams metrics to a gRPC service</text:p>
              </table:table-cell>
              <table:table-cell>
                <text:p>Metrics are flushed on an interval</text:p>
              </table:table-cell>
            </table:table-row>
            <table:table-row table:style-name="ro2" table:default-cell-style-name="gray2">
              <table:table-cell>
                <text:p>HDS</text:p>
              </table:table-cell>
              <table:table-cell>
                <text:p>Reports health to control plane</text:p>
              </table:table-cell>
              <table:table-cell>
                <text:p>xDS style protocol</text:p>
              </table:table-cell>
            </table:table-row>
            <table:table-row table:style-name="ro3">
              <table:table-cell table:style-name="gray1">
                <text:p>ECDS, LRS, CSDS ,WASM,...</text:p>
              </table:table-cell>
              <table:table-cell table:style-name="ce2" table:number-columns-spanned="2">
                <text:p text:style-name="P5">Envoy has more external services available than we can cover here. In addition you can implement your own with WASM. See more at <text:a xlink:href="https://github.com/envoyproxy/envoy/blob/main/api/envoy/service/" xlink:type="simple">https://github.com/envoyproxy/envoy/blob/main/api/envoy/service/</text:a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et’s see a simple demo of ext_authz, rate_limit, access log, metrics.</text:p>
              </text:list-item>
              <text:list-item>
                <text:p text:style-name="P1">Code is available at: https://github.com/solo-io/hoot/tree/master/15-envoy-external-service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07:43:48.184105604</meta:creation-date>
    <dc:date>2021-04-20T12:41:33.653348776</dc:date>
    <meta:editing-duration>PT3H39M7S</meta:editing-duration>
    <meta:editing-cycles>13</meta:editing-cycles>
    <meta:generator>LibreOffice/6.4.7.2$Linux_X86_64 LibreOffice_project/40$Build-2</meta:generator>
    <meta:document-statistic meta:object-count="41"/>
  </office:meta>
</office:document-meta>
</file>